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1" style:family="table-column">
      <style:table-column-properties fo:break-before="auto" style:column-width="216.14pt"/>
    </style:style>
    <style:style style:name="co2" style:family="table-column">
      <style:table-column-properties fo:break-before="auto" style:column-width="64.01pt"/>
    </style:style>
    <style:style style:name="co12" style:family="table-column">
      <style:table-column-properties fo:break-before="auto" style:column-width="84.9pt"/>
    </style:style>
    <style:style style:name="co13" style:family="table-column">
      <style:table-column-properties fo:break-before="auto" style:column-width="92.61pt"/>
    </style:style>
    <style:style style:name="co14" style:family="table-column">
      <style:table-column-properties fo:break-before="auto" style:column-width="152.05pt"/>
    </style:style>
    <style:style style:name="co6" style:family="table-column">
      <style:table-column-properties fo:break-before="auto" style:column-width="101.11pt"/>
    </style:style>
    <style:style style:name="co15" style:family="table-column">
      <style:table-column-properties fo:break-before="auto" style:column-width="104.2pt"/>
    </style:style>
    <style:style style:name="co8" style:family="table-column">
      <style:table-column-properties fo:break-before="auto" style:column-width="172.15pt"/>
    </style:style>
    <style:style style:name="co9" style:family="table-column">
      <style:table-column-properties fo:break-before="auto" style:column-width="72.79pt"/>
    </style:style>
    <style:style style:name="co10" style:family="table-column">
      <style:table-column-properties fo:break-before="auto" style:column-width="80.5pt"/>
    </style:style>
    <style:style style:name="co16" style:family="table-column">
      <style:table-column-properties fo:break-before="auto" style:column-width="91.84pt"/>
    </style:style>
    <style:style style:name="co17" style:family="table-column">
      <style:table-column-properties fo:break-before="auto" style:column-width="87.99pt"/>
    </style:style>
    <style:style style:name="co18" style:family="table-column">
      <style:table-column-properties fo:break-before="auto" style:column-width="91.05pt"/>
    </style:style>
    <style:style style:name="co19" style:family="table-column">
      <style:table-column-properties fo:break-before="auto" style:column-width="90.31pt"/>
    </style:style>
    <style:style style:name="co20" style:family="table-column">
      <style:table-column-properties fo:break-before="auto" style:column-width="94.9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ffff99"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ffff99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66ff00"/>
    </style:style>
    <style:style style:name="ce12" style:family="table-cell" style:parent-style-name="Default">
      <style:table-cell-properties fo:background-color="#ffff99"/>
    </style:style>
  </office:automatic-styles>
  <office:body>
    <office:spreadsheet>
      <table:calculation-settings table:automatic-find-labels="false"/>
      <table:table table:name="SD" table:style-name="ta1">
        <table:table-column table:style-name="co8" table:default-cell-style-name="ce5"/>
        <table:table-column table:style-name="co2" table:number-columns-repeated="2" table:default-cell-style-name="ce7"/>
        <table:table-column table:style-name="co9" table:default-cell-style-name="ce11"/>
        <table:table-column table:style-name="co10" table:default-cell-style-name="ce11"/>
        <table:table-column table:style-name="co16" table:default-cell-style-name="ce11"/>
        <table:table-column table:style-name="co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" table:number-columns-repeated="1013" table:default-cell-style-name="Default"/>
        <table:table-row table:style-name="ro1">
          <table:table-cell table:style-name="ce4" office:value-type="string" calcext:value-type="string">
            <text:p>strategy_full</text:p>
          </table:table-cell>
          <table:table-cell table:style-name="ce4" office:value-type="string" calcext:value-type="string">
            <text:p>SD mean</text:p>
          </table:table-cell>
          <table:table-cell table:style-name="ce4" office:value-type="string" calcext:value-type="string">
            <text:p>SD median</text:p>
          </table:table-cell>
          <table:table-cell table:style-name="ce10" office:value-type="string" calcext:value-type="string">
            <text:p>SD mean rank</text:p>
          </table:table-cell>
          <table:table-cell table:style-name="ce10" office:value-type="string" calcext:value-type="string">
            <text:p>SD median rank</text:p>
          </table:table-cell>
          <table:table-cell table:style-name="ce4" office:value-type="string" calcext:value-type="string">
            <text:p>CRB mean rank</text:p>
          </table:table-cell>
          <table:table-cell table:style-name="ce10" office:value-type="string" calcext:value-type="string">
            <text:p>CRB median rank</text:p>
          </table:table-cell>
          <table:table-cell table:style-name="ce10" office:value-type="string" calcext:value-type="string">
            <text:p>mean COV rank</text:p>
          </table:table-cell>
          <table:table-cell table:style-name="ce10" office:value-type="string" calcext:value-type="string">
            <text:p>median COV rank</text:p>
          </table:table-cell>
          <table:table-cell table:style-name="ce10" office:value-type="string" calcext:value-type="string">
            <text:p>sum rank (mean)</text:p>
          </table:table-cell>
          <table:table-cell table:style-name="ce10" office:value-type="string" calcext:value-type="string">
            <text:p>sum rank (median)</text:p>
          </table:table-cell>
          <table:table-cell table:style-name="ce10" office:value-type="string" calcext:value-type="string">
            <text:p>sum total</text:p>
          </table:table-cell>
          <table:table-cell table:style-name="ce10" table:number-columns-repeated="1012"/>
        </table:table-row>
        <table:table-row table:style-name="ro1">
          <table:table-cell office:value-type="string" calcext:value-type="string">
            <text:p>sc|pastis|none|15|0.5|2groups</text:p>
          </table:table-cell>
          <table:table-cell office:value-type="float" office:value="0.858086" calcext:value-type="float">
            <text:p>0.858086</text:p>
          </table:table-cell>
          <table:table-cell office:value-type="float" office:value="0.949961" calcext:value-type="float">
            <text:p>0.949961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3" calcext:value-type="float">
            <text:p>3</text:p>
          </table:table-cell>
          <table:table-cell table:formula="of:=SUM([.D2];[.F2];[.H2])" office:value-type="float" office:value="21" calcext:value-type="float">
            <text:p>21</text:p>
          </table:table-cell>
          <table:table-cell table:formula="of:=SUM([.E2];[.G2];[.I2])" office:value-type="float" office:value="26" calcext:value-type="float">
            <text:p>26</text:p>
          </table:table-cell>
          <table:table-cell table:formula="of:=SUM([.J2:.K2])" office:value-type="float" office:value="47" calcext:value-type="float">
            <text:p>4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c|pastis|none|15|0.5|4groups</text:p>
          </table:table-cell>
          <table:table-cell office:value-type="float" office:value="0.869478" calcext:value-type="float">
            <text:p>0.869478</text:p>
          </table:table-cell>
          <table:table-cell office:value-type="float" office:value="0.922583" calcext:value-type="float">
            <text:p>0.922583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style-name="ce11"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table:formula="of:=SUM([.D3];[.F3];[.H3])" office:value-type="float" office:value="24" calcext:value-type="float">
            <text:p>24</text:p>
          </table:table-cell>
          <table:table-cell table:formula="of:=SUM([.E3];[.G3];[.I3])" office:value-type="float" office:value="30" calcext:value-type="float">
            <text:p>30</text:p>
          </table:table-cell>
          <table:table-cell table:formula="of:=SUM([.J3:.K3])" office:value-type="float" office:value="54" calcext:value-type="float">
            <text:p>5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c|pastis|none|14|0.5|2groups</text:p>
          </table:table-cell>
          <table:table-cell office:value-type="float" office:value="0.911331" calcext:value-type="float">
            <text:p>0.911331</text:p>
          </table:table-cell>
          <table:table-cell office:value-type="float" office:value="0.976238" calcext:value-type="float">
            <text:p>0.976238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table:style-name="ce11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SUM([.D4];[.F4];[.H4])" office:value-type="float" office:value="21" calcext:value-type="float">
            <text:p>21</text:p>
          </table:table-cell>
          <table:table-cell table:formula="of:=SUM([.E4];[.G4];[.I4])" office:value-type="float" office:value="41" calcext:value-type="float">
            <text:p>41</text:p>
          </table:table-cell>
          <table:table-cell table:formula="of:=SUM([.J4:.K4])" office:value-type="float" office:value="62" calcext:value-type="float">
            <text:p>6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c|pastis|none|14|0.5|4groups</text:p>
          </table:table-cell>
          <table:table-cell office:value-type="float" office:value="0.929646" calcext:value-type="float">
            <text:p>0.929646</text:p>
          </table:table-cell>
          <table:table-cell office:value-type="float" office:value="0.947677" calcext:value-type="float">
            <text:p>0.947677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style-name="ce11"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table:formula="of:=SUM([.D5];[.F5];[.H5])" office:value-type="float" office:value="31" calcext:value-type="float">
            <text:p>31</text:p>
          </table:table-cell>
          <table:table-cell table:formula="of:=SUM([.E5];[.G5];[.I5])" office:value-type="float" office:value="31" calcext:value-type="float">
            <text:p>31</text:p>
          </table:table-cell>
          <table:table-cell table:formula="of:=SUM([.J5:.K5])" office:value-type="float" office:value="62" calcext:value-type="float">
            <text:p>6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c|pastis|none|14|1.0|2groups</text:p>
          </table:table-cell>
          <table:table-cell office:value-type="float" office:value="0.903866" calcext:value-type="float">
            <text:p>0.903866</text:p>
          </table:table-cell>
          <table:table-cell office:value-type="float" office:value="0.975966" calcext:value-type="float">
            <text:p>0.975966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style-name="ce11"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formula="of:=SUM([.D6];[.F6];[.H6])" office:value-type="float" office:value="26" calcext:value-type="float">
            <text:p>26</text:p>
          </table:table-cell>
          <table:table-cell table:formula="of:=SUM([.E6];[.G6];[.I6])" office:value-type="float" office:value="36" calcext:value-type="float">
            <text:p>36</text:p>
          </table:table-cell>
          <table:table-cell table:formula="of:=SUM([.J6:.K6])" office:value-type="float" office:value="62" calcext:value-type="float">
            <text:p>6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c|pastis|none|15|1.0|2groups</text:p>
          </table:table-cell>
          <table:table-cell office:value-type="float" office:value="0.867046" calcext:value-type="float">
            <text:p>0.867046</text:p>
          </table:table-cell>
          <table:table-cell office:value-type="float" office:value="0.930823" calcext:value-type="float">
            <text:p>0.930823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style-name="ce11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table:formula="of:=SUM([.D7];[.F7];[.H7])" office:value-type="float" office:value="28" calcext:value-type="float">
            <text:p>28</text:p>
          </table:table-cell>
          <table:table-cell table:formula="of:=SUM([.E7];[.G7];[.I7])" office:value-type="float" office:value="36" calcext:value-type="float">
            <text:p>36</text:p>
          </table:table-cell>
          <table:table-cell table:formula="of:=SUM([.J7:.K7])" office:value-type="float" office:value="64" calcext:value-type="float">
            <text:p>6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c|pastis|none|14|1.0|4groups</text:p>
          </table:table-cell>
          <table:table-cell office:value-type="float" office:value="0.937644" calcext:value-type="float">
            <text:p>0.937644</text:p>
          </table:table-cell>
          <table:table-cell office:value-type="float" office:value="0.922456" calcext:value-type="float">
            <text:p>0.922456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11" office:value-type="float" office:value="8" calcext:value-type="float">
            <text:p>8</text:p>
          </table:table-cell>
          <table:table-cell table:number-columns-repeated="2" office:value-type="float" office:value="16" calcext:value-type="float">
            <text:p>16</text:p>
          </table:table-cell>
          <table:table-cell table:formula="of:=SUM([.D8];[.F8];[.H8])" office:value-type="float" office:value="34" calcext:value-type="float">
            <text:p>34</text:p>
          </table:table-cell>
          <table:table-cell table:formula="of:=SUM([.E8];[.G8];[.I8])" office:value-type="float" office:value="34" calcext:value-type="float">
            <text:p>34</text:p>
          </table:table-cell>
          <table:table-cell table:formula="of:=SUM([.J8:.K8])" office:value-type="float" office:value="68" calcext:value-type="float">
            <text:p>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c|pastis|none|15|1.0|4groups</text:p>
          </table:table-cell>
          <table:table-cell office:value-type="float" office:value="0.910029" calcext:value-type="float">
            <text:p>0.910029</text:p>
          </table:table-cell>
          <table:table-cell office:value-type="float" office:value="0.89763" calcext:value-type="float">
            <text:p>0.89763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11"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table:formula="of:=SUM([.D9];[.F9];[.H9])" office:value-type="float" office:value="37" calcext:value-type="float">
            <text:p>37</text:p>
          </table:table-cell>
          <table:table-cell table:formula="of:=SUM([.E9];[.G9];[.I9])" office:value-type="float" office:value="32" calcext:value-type="float">
            <text:p>32</text:p>
          </table:table-cell>
          <table:table-cell table:formula="of:=SUM([.J9:.K9])" office:value-type="float" office:value="69" calcext:value-type="float">
            <text:p>6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c|pastis|none|15|1.0|alllinked</text:p>
          </table:table-cell>
          <table:table-cell office:value-type="float" office:value="0.927769" calcext:value-type="float">
            <text:p>0.927769</text:p>
          </table:table-cell>
          <table:table-cell office:value-type="float" office:value="1.009146" calcext:value-type="float">
            <text:p>1.009146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table:style-name="ce11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table:formula="of:=SUM([.D10];[.F10];[.H10])" office:value-type="float" office:value="30" calcext:value-type="float">
            <text:p>30</text:p>
          </table:table-cell>
          <table:table-cell table:formula="of:=SUM([.E10];[.G10];[.I10])" office:value-type="float" office:value="44" calcext:value-type="float">
            <text:p>44</text:p>
          </table:table-cell>
          <table:table-cell table:formula="of:=SUM([.J10:.K10])" office:value-type="float" office:value="74" calcext:value-type="float">
            <text:p>7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c|pastis|none|15|0.5|alllinked</text:p>
          </table:table-cell>
          <table:table-cell office:value-type="float" office:value="0.939828" calcext:value-type="float">
            <text:p>0.939828</text:p>
          </table:table-cell>
          <table:table-cell office:value-type="float" office:value="1.035932" calcext:value-type="float">
            <text:p>1.035932</text:p>
          </table:table-cell>
          <table:table-cell office:value-type="float" office:value="18" calcext:value-type="float">
            <text:p>18</text:p>
          </table:table-cell>
          <table:table-cell table:style-name="Default"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formula="of:=SUM([.D11];[.F11];[.H11])" office:value-type="float" office:value="32" calcext:value-type="float">
            <text:p>32</text:p>
          </table:table-cell>
          <table:table-cell table:formula="of:=SUM([.E11];[.G11];[.I11])" office:value-type="float" office:value="44" calcext:value-type="float">
            <text:p>44</text:p>
          </table:table-cell>
          <table:table-cell table:formula="of:=SUM([.J11:.K11])" office:value-type="float" office:value="76" calcext:value-type="float">
            <text:p>7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c|pastis|none|14|1.0|alllinked</text:p>
          </table:table-cell>
          <table:table-cell office:value-type="float" office:value="0.96962" calcext:value-type="float">
            <text:p>0.96962</text:p>
          </table:table-cell>
          <table:table-cell office:value-type="float" office:value="1.080794" calcext:value-type="float">
            <text:p>1.080794</text:p>
          </table:table-cell>
          <table:table-cell table:style-name="Default" office:value-type="float" office:value="22" calcext:value-type="float">
            <text:p>22</text:p>
          </table:table-cell>
          <table:table-cell table:style-name="Default"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formula="of:=SUM([.D12];[.F12];[.H12])" office:value-type="float" office:value="43" calcext:value-type="float">
            <text:p>43</text:p>
          </table:table-cell>
          <table:table-cell table:formula="of:=SUM([.E12];[.G12];[.I12])" office:value-type="float" office:value="43" calcext:value-type="float">
            <text:p>43</text:p>
          </table:table-cell>
          <table:table-cell table:formula="of:=SUM([.J12:.K12])" office:value-type="float" office:value="86" calcext:value-type="float">
            <text:p>86</text:p>
          </table:table-cell>
          <table:table-cell table:number-columns-repeated="1012"/>
        </table:table-row>
        <table:table-row table:style-name="ro1">
          <table:table-cell table:style-name="ce6" office:value-type="string" calcext:value-type="string">
            <text:p>sc|lcmodel|none|1|nan|nan</text:p>
          </table:table-cell>
          <table:table-cell table:style-name="ce8" office:value-type="float" office:value="0.945442" calcext:value-type="float">
            <text:p>0.945442</text:p>
          </table:table-cell>
          <table:table-cell table:style-name="ce8" office:value-type="float" office:value="1.012933" calcext:value-type="float">
            <text:p>1.012933</text:p>
          </table:table-cell>
          <table:table-cell table:style-name="ce12" office:value-type="float" office:value="19" calcext:value-type="float">
            <text:p>19</text:p>
          </table:table-cell>
          <table:table-cell table:style-name="ce12" office:value-type="float" office:value="26" calcext:value-type="float">
            <text:p>26</text:p>
          </table:table-cell>
          <table:table-cell table:style-name="ce12" office:value-type="float" office:value="18" calcext:value-type="float">
            <text:p>18</text:p>
          </table:table-cell>
          <table:table-cell table:style-name="ce12" office:value-type="float" office:value="14" calcext:value-type="float">
            <text:p>14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4" calcext:value-type="float">
            <text:p>4</text:p>
          </table:table-cell>
          <table:table-cell table:style-name="ce12" table:formula="of:=SUM([.D13];[.F13];[.H13])" office:value-type="float" office:value="47" calcext:value-type="float">
            <text:p>47</text:p>
          </table:table-cell>
          <table:table-cell table:style-name="ce12" table:formula="of:=SUM([.E13];[.G13];[.I13])" office:value-type="float" office:value="44" calcext:value-type="float">
            <text:p>44</text:p>
          </table:table-cell>
          <table:table-cell table:style-name="ce12" table:formula="of:=SUM([.J13:.K13])" office:value-type="float" office:value="91" calcext:value-type="float">
            <text:p>91</text:p>
          </table:table-cell>
          <table:table-cell table:style-name="ce12" table:number-columns-repeated="1012"/>
        </table:table-row>
        <table:table-row table:style-name="ro1">
          <table:table-cell office:value-type="string" calcext:value-type="string">
            <text:p>sc|pastis|none|15|1.0|allfree</text:p>
          </table:table-cell>
          <table:table-cell office:value-type="float" office:value="0.896695" calcext:value-type="float">
            <text:p>0.896695</text:p>
          </table:table-cell>
          <table:table-cell table:style-name="ce9" office:value-type="float" office:value="0.859749" calcext:value-type="float">
            <text:p>0.85974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8" calcext:value-type="float">
            <text:p>28</text:p>
          </table:table-cell>
          <table:table-cell table:formula="of:=SUM([.D14];[.F14];[.H14])" office:value-type="float" office:value="43" calcext:value-type="float">
            <text:p>43</text:p>
          </table:table-cell>
          <table:table-cell table:formula="of:=SUM([.E14];[.G14];[.I14])" office:value-type="float" office:value="49" calcext:value-type="float">
            <text:p>49</text:p>
          </table:table-cell>
          <table:table-cell table:formula="of:=SUM([.J14:.K14])" office:value-type="float" office:value="92" calcext:value-type="float">
            <text:p>9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c|pastis|none|18|1.0|2groups</text:p>
          </table:table-cell>
          <table:table-cell office:value-type="float" office:value="0.982552" calcext:value-type="float">
            <text:p>0.982552</text:p>
          </table:table-cell>
          <table:table-cell office:value-type="float" office:value="0.991101" calcext:value-type="float">
            <text:p>0.991101</text:p>
          </table:table-cell>
          <table:table-cell table:style-name="Default"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table:style-name="ce11"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formula="of:=SUM([.D15];[.F15];[.H15])" office:value-type="float" office:value="52" calcext:value-type="float">
            <text:p>52</text:p>
          </table:table-cell>
          <table:table-cell table:formula="of:=SUM([.E15];[.G15];[.I15])" office:value-type="float" office:value="40" calcext:value-type="float">
            <text:p>40</text:p>
          </table:table-cell>
          <table:table-cell table:formula="of:=SUM([.J15:.K15])" office:value-type="float" office:value="92" calcext:value-type="float">
            <text:p>9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c|pastis|none|18|0.5|2groups</text:p>
          </table:table-cell>
          <table:table-cell office:value-type="float" office:value="0.988073" calcext:value-type="float">
            <text:p>0.988073</text:p>
          </table:table-cell>
          <table:table-cell office:value-type="float" office:value="1.009052" calcext:value-type="float">
            <text:p>1.009052</text:p>
          </table:table-cell>
          <table:table-cell table:style-name="Default"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table:style-name="Default" office:value-type="float" office:value="27" calcext:value-type="float">
            <text:p>27</text:p>
          </table:table-cell>
          <table:table-cell table:style-name="ce11" office:value-type="float" office:value="11" calcext:value-type="float">
            <text:p>11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2" calcext:value-type="float">
            <text:p>2</text:p>
          </table:table-cell>
          <table:table-cell table:formula="of:=SUM([.D16];[.F16];[.H16])" office:value-type="float" office:value="59" calcext:value-type="float">
            <text:p>59</text:p>
          </table:table-cell>
          <table:table-cell table:formula="of:=SUM([.E16];[.G16];[.I16])" office:value-type="float" office:value="37" calcext:value-type="float">
            <text:p>37</text:p>
          </table:table-cell>
          <table:table-cell table:formula="of:=SUM([.J16:.K16])" office:value-type="float" office:value="96" calcext:value-type="float">
            <text:p>9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c|pastis|none|18|1.0|4groups</text:p>
          </table:table-cell>
          <table:table-cell office:value-type="float" office:value="1.001401" calcext:value-type="float">
            <text:p>1.001401</text:p>
          </table:table-cell>
          <table:table-cell office:value-type="float" office:value="0.957801" calcext:value-type="float">
            <text:p>0.957801</text:p>
          </table:table-cell>
          <table:table-cell table:style-name="Default"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style-name="Default"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table:style-name="ce11"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formula="of:=SUM([.D17];[.F17];[.H17])" office:value-type="float" office:value="56" calcext:value-type="float">
            <text:p>56</text:p>
          </table:table-cell>
          <table:table-cell table:formula="of:=SUM([.E17];[.G17];[.I17])" office:value-type="float" office:value="41" calcext:value-type="float">
            <text:p>41</text:p>
          </table:table-cell>
          <table:table-cell table:formula="of:=SUM([.J17:.K17])" office:value-type="float" office:value="97" calcext:value-type="float">
            <text:p>9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c|pastis|none|15|1.0|lastallfree</text:p>
          </table:table-cell>
          <table:table-cell office:value-type="float" office:value="0.896695" calcext:value-type="float">
            <text:p>0.896695</text:p>
          </table:table-cell>
          <table:table-cell office:value-type="float" office:value="0.859749" calcext:value-type="float">
            <text:p>0.859749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9" calcext:value-type="float">
            <text:p>29</text:p>
          </table:table-cell>
          <table:table-cell table:formula="of:=SUM([.D18];[.F18];[.H18])" office:value-type="float" office:value="46" calcext:value-type="float">
            <text:p>46</text:p>
          </table:table-cell>
          <table:table-cell table:formula="of:=SUM([.E18];[.G18];[.I18])" office:value-type="float" office:value="52" calcext:value-type="float">
            <text:p>52</text:p>
          </table:table-cell>
          <table:table-cell table:formula="of:=SUM([.J18:.K18])" office:value-type="float" office:value="98" calcext:value-type="float">
            <text:p>9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c|pastis|none|14|0.5|alllinked</text:p>
          </table:table-cell>
          <table:table-cell office:value-type="float" office:value="0.973482" calcext:value-type="float">
            <text:p>0.973482</text:p>
          </table:table-cell>
          <table:table-cell office:value-type="float" office:value="1.111698" calcext:value-type="float">
            <text:p>1.111698</text:p>
          </table:table-cell>
          <table:table-cell table:style-name="Default" office:value-type="float" office:value="23" calcext:value-type="float">
            <text:p>23</text:p>
          </table:table-cell>
          <table:table-cell table:style-name="Default"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table:style-name="ce11"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formula="of:=SUM([.D19];[.F19];[.H19])" office:value-type="float" office:value="43" calcext:value-type="float">
            <text:p>43</text:p>
          </table:table-cell>
          <table:table-cell table:formula="of:=SUM([.E19];[.G19];[.I19])" office:value-type="float" office:value="57" calcext:value-type="float">
            <text:p>57</text:p>
          </table:table-cell>
          <table:table-cell table:formula="of:=SUM([.J19:.K19])" office:value-type="float" office:value="100" calcext:value-type="float">
            <text:p>1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c|pastis|none|15|0.5|allfree</text:p>
          </table:table-cell>
          <table:table-cell office:value-type="float" office:value="0.895617" calcext:value-type="float">
            <text:p>0.895617</text:p>
          </table:table-cell>
          <table:table-cell office:value-type="float" office:value="0.907233" calcext:value-type="float">
            <text:p>0.907233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style-name="Default"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formula="of:=SUM([.D20];[.F20];[.H20])" office:value-type="float" office:value="45" calcext:value-type="float">
            <text:p>45</text:p>
          </table:table-cell>
          <table:table-cell table:formula="of:=SUM([.E20];[.G20];[.I20])" office:value-type="float" office:value="57" calcext:value-type="float">
            <text:p>57</text:p>
          </table:table-cell>
          <table:table-cell table:formula="of:=SUM([.J20:.K20])" office:value-type="float" office:value="102" calcext:value-type="float">
            <text:p>10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c|pastis|none|15|0.5|lastallfree</text:p>
          </table:table-cell>
          <table:table-cell office:value-type="float" office:value="0.895617" calcext:value-type="float">
            <text:p>0.895617</text:p>
          </table:table-cell>
          <table:table-cell office:value-type="float" office:value="0.907233" calcext:value-type="float">
            <text:p>0.90723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style-name="Default"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table:formula="of:=SUM([.D21];[.F21];[.H21])" office:value-type="float" office:value="46" calcext:value-type="float">
            <text:p>46</text:p>
          </table:table-cell>
          <table:table-cell table:formula="of:=SUM([.E21];[.G21];[.I21])" office:value-type="float" office:value="58" calcext:value-type="float">
            <text:p>58</text:p>
          </table:table-cell>
          <table:table-cell table:formula="of:=SUM([.J21:.K21])" office:value-type="float" office:value="104" calcext:value-type="float">
            <text:p>10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c|pastis|none|18|0.5|4groups</text:p>
          </table:table-cell>
          <table:table-cell office:value-type="float" office:value="0.988889" calcext:value-type="float">
            <text:p>0.988889</text:p>
          </table:table-cell>
          <table:table-cell office:value-type="float" office:value="0.983481" calcext:value-type="float">
            <text:p>0.983481</text:p>
          </table:table-cell>
          <table:table-cell table:style-name="Default"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table:style-name="Default"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table:style-name="ce11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SUM([.D22];[.F22];[.H22])" office:value-type="float" office:value="57" calcext:value-type="float">
            <text:p>57</text:p>
          </table:table-cell>
          <table:table-cell table:formula="of:=SUM([.E22];[.G22];[.I22])" office:value-type="float" office:value="47" calcext:value-type="float">
            <text:p>47</text:p>
          </table:table-cell>
          <table:table-cell table:formula="of:=SUM([.J22:.K22])" office:value-type="float" office:value="104" calcext:value-type="float">
            <text:p>10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c|pastis|none|18|1.0|alllinked</text:p>
          </table:table-cell>
          <table:table-cell office:value-type="float" office:value="1.016762" calcext:value-type="float">
            <text:p>1.016762</text:p>
          </table:table-cell>
          <table:table-cell office:value-type="float" office:value="1.133294" calcext:value-type="float">
            <text:p>1.133294</text:p>
          </table:table-cell>
          <table:table-cell table:number-columns-repeated="2" table:style-name="Default"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table:style-name="ce11"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formula="of:=SUM([.D23];[.F23];[.H23])" office:value-type="float" office:value="56" calcext:value-type="float">
            <text:p>56</text:p>
          </table:table-cell>
          <table:table-cell table:formula="of:=SUM([.E23];[.G23];[.I23])" office:value-type="float" office:value="52" calcext:value-type="float">
            <text:p>52</text:p>
          </table:table-cell>
          <table:table-cell table:formula="of:=SUM([.J23:.K23])" office:value-type="float" office:value="108" calcext:value-type="float">
            <text:p>10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c|pastis|none|18|0.5|alllinked</text:p>
          </table:table-cell>
          <table:table-cell office:value-type="float" office:value="1.000057" calcext:value-type="float">
            <text:p>1.000057</text:p>
          </table:table-cell>
          <table:table-cell office:value-type="float" office:value="1.12845" calcext:value-type="float">
            <text:p>1.12845</text:p>
          </table:table-cell>
          <table:table-cell table:style-name="Default" office:value-type="float" office:value="29" calcext:value-type="float">
            <text:p>29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1" calcext:value-type="float">
            <text:p>1</text:p>
          </table:table-cell>
          <table:table-cell table:formula="of:=SUM([.D24];[.F24];[.H24])" office:value-type="float" office:value="65" calcext:value-type="float">
            <text:p>65</text:p>
          </table:table-cell>
          <table:table-cell table:formula="of:=SUM([.E24];[.G24];[.I24])" office:value-type="float" office:value="47" calcext:value-type="float">
            <text:p>47</text:p>
          </table:table-cell>
          <table:table-cell table:formula="of:=SUM([.J24:.K24])" office:value-type="float" office:value="112" calcext:value-type="float">
            <text:p>1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c|pastis|none|14|1.0|allfree</text:p>
          </table:table-cell>
          <table:table-cell office:value-type="float" office:value="0.908699" calcext:value-type="float">
            <text:p>0.908699</text:p>
          </table:table-cell>
          <table:table-cell office:value-type="float" office:value="0.887189" calcext:value-type="float">
            <text:p>0.887189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Default"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30" calcext:value-type="float">
            <text:p>30</text:p>
          </table:table-cell>
          <table:table-cell table:formula="of:=SUM([.D25];[.F25];[.H25])" office:value-type="float" office:value="63" calcext:value-type="float">
            <text:p>63</text:p>
          </table:table-cell>
          <table:table-cell table:formula="of:=SUM([.E25];[.G25];[.I25])" office:value-type="float" office:value="56" calcext:value-type="float">
            <text:p>56</text:p>
          </table:table-cell>
          <table:table-cell table:formula="of:=SUM([.J25:.K25])" office:value-type="float" office:value="119" calcext:value-type="float">
            <text:p>11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c|pastis|none|14|1.0|lastallfree</text:p>
          </table:table-cell>
          <table:table-cell office:value-type="float" office:value="0.908699" calcext:value-type="float">
            <text:p>0.908699</text:p>
          </table:table-cell>
          <table:table-cell office:value-type="float" office:value="0.887189" calcext:value-type="float">
            <text:p>0.887189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31" calcext:value-type="float">
            <text:p>31</text:p>
          </table:table-cell>
          <table:table-cell table:formula="of:=SUM([.D26];[.F26];[.H26])" office:value-type="float" office:value="64" calcext:value-type="float">
            <text:p>64</text:p>
          </table:table-cell>
          <table:table-cell table:formula="of:=SUM([.E26];[.G26];[.I26])" office:value-type="float" office:value="57" calcext:value-type="float">
            <text:p>57</text:p>
          </table:table-cell>
          <table:table-cell table:formula="of:=SUM([.J26:.K26])" office:value-type="float" office:value="121" calcext:value-type="float">
            <text:p>12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c|pastis|none|18|1.0|allfree</text:p>
          </table:table-cell>
          <table:table-cell office:value-type="float" office:value="0.96906" calcext:value-type="float">
            <text:p>0.96906</text:p>
          </table:table-cell>
          <table:table-cell office:value-type="float" office:value="0.900048" calcext:value-type="float">
            <text:p>0.900048</text:p>
          </table:table-cell>
          <table:table-cell table:style-name="Default"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style-name="Default"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26" calcext:value-type="float">
            <text:p>26</text:p>
          </table:table-cell>
          <table:table-cell table:formula="of:=SUM([.D27];[.F27];[.H27])" office:value-type="float" office:value="65" calcext:value-type="float">
            <text:p>65</text:p>
          </table:table-cell>
          <table:table-cell table:formula="of:=SUM([.E27];[.G27];[.I27])" office:value-type="float" office:value="60" calcext:value-type="float">
            <text:p>60</text:p>
          </table:table-cell>
          <table:table-cell table:formula="of:=SUM([.J27:.K27])" office:value-type="float" office:value="125" calcext:value-type="float">
            <text:p>1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c|pastis|none|18|1.0|lastallfree</text:p>
          </table:table-cell>
          <table:table-cell office:value-type="float" office:value="0.96906" calcext:value-type="float">
            <text:p>0.96906</text:p>
          </table:table-cell>
          <table:table-cell office:value-type="float" office:value="0.900048" calcext:value-type="float">
            <text:p>0.900048</text:p>
          </table:table-cell>
          <table:table-cell table:style-name="Default"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table:style-name="Default"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27" calcext:value-type="float">
            <text:p>27</text:p>
          </table:table-cell>
          <table:table-cell table:formula="of:=SUM([.D28];[.F28];[.H28])" office:value-type="float" office:value="68" calcext:value-type="float">
            <text:p>68</text:p>
          </table:table-cell>
          <table:table-cell table:formula="of:=SUM([.E28];[.G28];[.I28])" office:value-type="float" office:value="63" calcext:value-type="float">
            <text:p>63</text:p>
          </table:table-cell>
          <table:table-cell table:formula="of:=SUM([.J28:.K28])" office:value-type="float" office:value="131" calcext:value-type="float">
            <text:p>13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c|pastis|none|14|0.5|allfree</text:p>
          </table:table-cell>
          <table:table-cell office:value-type="float" office:value="0.93351" calcext:value-type="float">
            <text:p>0.93351</text:p>
          </table:table-cell>
          <table:table-cell office:value-type="float" office:value="0.988481" calcext:value-type="float">
            <text:p>0.988481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table:style-name="Default"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table:formula="of:=SUM([.D29];[.F29];[.H29])" office:value-type="float" office:value="68" calcext:value-type="float">
            <text:p>68</text:p>
          </table:table-cell>
          <table:table-cell table:formula="of:=SUM([.E29];[.G29];[.I29])" office:value-type="float" office:value="69" calcext:value-type="float">
            <text:p>69</text:p>
          </table:table-cell>
          <table:table-cell table:formula="of:=SUM([.J29:.K29])" office:value-type="float" office:value="137" calcext:value-type="float">
            <text:p>13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c|pastis|none|14|0.5|lastallfree</text:p>
          </table:table-cell>
          <table:table-cell office:value-type="float" office:value="0.93351" calcext:value-type="float">
            <text:p>0.93351</text:p>
          </table:table-cell>
          <table:table-cell office:value-type="float" office:value="0.988481" calcext:value-type="float">
            <text:p>0.988481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table:style-name="Default"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table:formula="of:=SUM([.D30];[.F30];[.H30])" office:value-type="float" office:value="69" calcext:value-type="float">
            <text:p>69</text:p>
          </table:table-cell>
          <table:table-cell table:formula="of:=SUM([.E30];[.G30];[.I30])" office:value-type="float" office:value="70" calcext:value-type="float">
            <text:p>70</text:p>
          </table:table-cell>
          <table:table-cell table:formula="of:=SUM([.J30:.K30])" office:value-type="float" office:value="139" calcext:value-type="float">
            <text:p>13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c|pastis|none|18|0.5|allfree</text:p>
          </table:table-cell>
          <table:table-cell office:value-type="float" office:value="0.997332" calcext:value-type="float">
            <text:p>0.997332</text:p>
          </table:table-cell>
          <table:table-cell office:value-type="float" office:value="0.980645" calcext:value-type="float">
            <text:p>0.980645</text:p>
          </table:table-cell>
          <table:table-cell table:style-name="Default"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table:style-name="Default"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table:formula="of:=SUM([.D31];[.F31];[.H31])" office:value-type="float" office:value="73" calcext:value-type="float">
            <text:p>73</text:p>
          </table:table-cell>
          <table:table-cell table:formula="of:=SUM([.E31];[.G31];[.I31])" office:value-type="float" office:value="66" calcext:value-type="float">
            <text:p>66</text:p>
          </table:table-cell>
          <table:table-cell table:formula="of:=SUM([.J31:.K31])" office:value-type="float" office:value="139" calcext:value-type="float">
            <text:p>13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c|pastis|none|18|0.5|lastallfree</text:p>
          </table:table-cell>
          <table:table-cell office:value-type="float" office:value="0.997332" calcext:value-type="float">
            <text:p>0.997332</text:p>
          </table:table-cell>
          <table:table-cell office:value-type="float" office:value="0.980645" calcext:value-type="float">
            <text:p>0.980645</text:p>
          </table:table-cell>
          <table:table-cell table:style-name="Default"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 table:style-name="Default"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table:formula="of:=SUM([.D32];[.F32];[.H32])" office:value-type="float" office:value="76" calcext:value-type="float">
            <text:p>76</text:p>
          </table:table-cell>
          <table:table-cell table:formula="of:=SUM([.E32];[.G32];[.I32])" office:value-type="float" office:value="69" calcext:value-type="float">
            <text:p>69</text:p>
          </table:table-cell>
          <table:table-cell table:formula="of:=SUM([.J32:.K32])" office:value-type="float" office:value="145" calcext:value-type="float">
            <text:p>145</text:p>
          </table:table-cell>
          <table:table-cell table:number-columns-repeated="1012"/>
        </table:table-row>
      </table:table>
      <table:table table:name="CRB" table:style-name="ta1">
        <table:table-column table:style-name="co11" table:default-cell-style-name="ce2"/>
        <table:table-column table:style-name="co2" table:number-columns-repeated="2" table:default-cell-style-name="ce3"/>
        <table:table-column table:style-name="co12" table:default-cell-style-name="Default"/>
        <table:table-column table:style-name="co13" table:default-cell-style-name="Default"/>
        <table:table-row table:style-name="ro1">
          <table:table-cell office:value-type="string" calcext:value-type="string">
            <text:p>strategy_full</text:p>
          </table:table-cell>
          <table:table-cell table:style-name="ce2" office:value-type="string" calcext:value-type="string">
            <text:p>CRB mean</text:p>
          </table:table-cell>
          <table:table-cell table:style-name="ce2" office:value-type="string" calcext:value-type="string">
            <text:p>CRB median</text:p>
          </table:table-cell>
          <table:table-cell table:style-name="ce2" office:value-type="string" calcext:value-type="string">
            <text:p>CRB mean rank</text:p>
          </table:table-cell>
          <table:table-cell office:value-type="string" calcext:value-type="string">
            <text:p>CRB median rank</text:p>
          </table:table-cell>
        </table:table-row>
        <table:table-row table:style-name="ro1">
          <table:table-cell office:value-type="string" calcext:value-type="string">
            <text:p>sc|lcmodel|none|1|nan|nan</text:p>
          </table:table-cell>
          <table:table-cell office:value-type="float" office:value="57.89019" calcext:value-type="float">
            <text:p>57.89019</text:p>
          </table:table-cell>
          <table:table-cell office:value-type="float" office:value="26.454826" calcext:value-type="float">
            <text:p>26.454826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sc|pastis|none|14|0.5|2groups</text:p>
          </table:table-cell>
          <table:table-cell office:value-type="float" office:value="39.303748" calcext:value-type="float">
            <text:p>39.303748</text:p>
          </table:table-cell>
          <table:table-cell office:value-type="float" office:value="29.146254" calcext:value-type="float">
            <text:p>29.146254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sc|pastis|none|14|0.5|4groups</text:p>
          </table:table-cell>
          <table:table-cell office:value-type="float" office:value="27.543151" calcext:value-type="float">
            <text:p>27.543151</text:p>
          </table:table-cell>
          <table:table-cell office:value-type="float" office:value="22.032494" calcext:value-type="float">
            <text:p>22.03249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c|pastis|none|14|0.5|allfree</text:p>
          </table:table-cell>
          <table:table-cell office:value-type="float" office:value="85.269567" calcext:value-type="float">
            <text:p>85.269567</text:p>
          </table:table-cell>
          <table:table-cell office:value-type="float" office:value="50.805404" calcext:value-type="float">
            <text:p>50.805404</text:p>
          </table:table-cell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sc|pastis|none|14|0.5|alllinked</text:p>
          </table:table-cell>
          <table:table-cell office:value-type="float" office:value="51.642128" calcext:value-type="float">
            <text:p>51.642128</text:p>
          </table:table-cell>
          <table:table-cell office:value-type="float" office:value="30.936072" calcext:value-type="float">
            <text:p>30.936072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sc|pastis|none|14|0.5|lastallfree</text:p>
          </table:table-cell>
          <table:table-cell office:value-type="float" office:value="85.269567" calcext:value-type="float">
            <text:p>85.269567</text:p>
          </table:table-cell>
          <table:table-cell office:value-type="float" office:value="50.805404" calcext:value-type="float">
            <text:p>50.805404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sc|pastis|none|14|1.0|2groups</text:p>
          </table:table-cell>
          <table:table-cell office:value-type="float" office:value="33.182833" calcext:value-type="float">
            <text:p>33.182833</text:p>
          </table:table-cell>
          <table:table-cell office:value-type="float" office:value="23.323936" calcext:value-type="float">
            <text:p>23.32393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c|pastis|none|14|1.0|4groups</text:p>
          </table:table-cell>
          <table:table-cell office:value-type="float" office:value="25.512841" calcext:value-type="float">
            <text:p>25.512841</text:p>
          </table:table-cell>
          <table:table-cell office:value-type="float" office:value="24.202907" calcext:value-type="float">
            <text:p>24.20290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c|pastis|none|14|1.0|allfree</text:p>
          </table:table-cell>
          <table:table-cell office:value-type="float" office:value="68.527015" calcext:value-type="float">
            <text:p>68.527015</text:p>
          </table:table-cell>
          <table:table-cell office:value-type="float" office:value="35.108815" calcext:value-type="float">
            <text:p>35.108815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sc|pastis|none|14|1.0|alllinked</text:p>
          </table:table-cell>
          <table:table-cell office:value-type="float" office:value="49.280706" calcext:value-type="float">
            <text:p>49.280706</text:p>
          </table:table-cell>
          <table:table-cell office:value-type="float" office:value="20.375298" calcext:value-type="float">
            <text:p>20.375298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c|pastis|none|14|1.0|lastallfree</text:p>
          </table:table-cell>
          <table:table-cell office:value-type="float" office:value="68.527015" calcext:value-type="float">
            <text:p>68.527015</text:p>
          </table:table-cell>
          <table:table-cell office:value-type="float" office:value="35.108815" calcext:value-type="float">
            <text:p>35.108815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sc|pastis|none|15|0.5|2groups</text:p>
          </table:table-cell>
          <table:table-cell office:value-type="float" office:value="44.631556" calcext:value-type="float">
            <text:p>44.631556</text:p>
          </table:table-cell>
          <table:table-cell office:value-type="float" office:value="24.571977" calcext:value-type="float">
            <text:p>24.571977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sc|pastis|none|15|0.5|4groups</text:p>
          </table:table-cell>
          <table:table-cell office:value-type="float" office:value="30.607996" calcext:value-type="float">
            <text:p>30.607996</text:p>
          </table:table-cell>
          <table:table-cell office:value-type="float" office:value="21.359573" calcext:value-type="float">
            <text:p>21.359573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c|pastis|none|15|0.5|allfree</text:p>
          </table:table-cell>
          <table:table-cell office:value-type="float" office:value="68.423958" calcext:value-type="float">
            <text:p>68.423958</text:p>
          </table:table-cell>
          <table:table-cell office:value-type="float" office:value="48.912072" calcext:value-type="float">
            <text:p>48.912072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sc|pastis|none|15|0.5|alllinked</text:p>
          </table:table-cell>
          <table:table-cell office:value-type="float" office:value="43.339121" calcext:value-type="float">
            <text:p>43.339121</text:p>
          </table:table-cell>
          <table:table-cell office:value-type="float" office:value="24.928993" calcext:value-type="float">
            <text:p>24.928993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c|pastis|none|15|0.5|lastallfree</text:p>
          </table:table-cell>
          <table:table-cell office:value-type="float" office:value="68.423958" calcext:value-type="float">
            <text:p>68.423958</text:p>
          </table:table-cell>
          <table:table-cell office:value-type="float" office:value="48.912072" calcext:value-type="float">
            <text:p>48.912072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sc|pastis|none|15|1.0|2groups</text:p>
          </table:table-cell>
          <table:table-cell office:value-type="float" office:value="39.766797" calcext:value-type="float">
            <text:p>39.766797</text:p>
          </table:table-cell>
          <table:table-cell office:value-type="float" office:value="18.058275" calcext:value-type="float">
            <text:p>18.05827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|pastis|none|15|1.0|4groups</text:p>
          </table:table-cell>
          <table:table-cell office:value-type="float" office:value="29.688367" calcext:value-type="float">
            <text:p>29.688367</text:p>
          </table:table-cell>
          <table:table-cell office:value-type="float" office:value="24.04906" calcext:value-type="float">
            <text:p>24.04906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c|pastis|none|15|1.0|allfree</text:p>
          </table:table-cell>
          <table:table-cell office:value-type="float" office:value="42.436862" calcext:value-type="float">
            <text:p>42.436862</text:p>
          </table:table-cell>
          <table:table-cell office:value-type="float" office:value="32.98784" calcext:value-type="float">
            <text:p>32.98784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sc|pastis|none|15|1.0|alllinked</text:p>
          </table:table-cell>
          <table:table-cell office:value-type="float" office:value="38.027464" calcext:value-type="float">
            <text:p>38.027464</text:p>
          </table:table-cell>
          <table:table-cell office:value-type="float" office:value="18.869494" calcext:value-type="float">
            <text:p>18.86949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c|pastis|none|15|1.0|lastallfree</text:p>
          </table:table-cell>
          <table:table-cell office:value-type="float" office:value="42.436862" calcext:value-type="float">
            <text:p>42.436862</text:p>
          </table:table-cell>
          <table:table-cell office:value-type="float" office:value="32.98784" calcext:value-type="float">
            <text:p>32.98784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sc|pastis|none|18|0.5|2groups</text:p>
          </table:table-cell>
          <table:table-cell office:value-type="float" office:value="80.261789" calcext:value-type="float">
            <text:p>80.261789</text:p>
          </table:table-cell>
          <table:table-cell office:value-type="float" office:value="25.284593" calcext:value-type="float">
            <text:p>25.284593</text:p>
          </table:table-cell>
          <table:table-cell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sc|pastis|none|18|0.5|4groups</text:p>
          </table:table-cell>
          <table:table-cell office:value-type="float" office:value="162.62071" calcext:value-type="float">
            <text:p>162.62071</text:p>
          </table:table-cell>
          <table:table-cell office:value-type="float" office:value="28.797742" calcext:value-type="float">
            <text:p>28.797742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sc|pastis|none|18|0.5|allfree</text:p>
          </table:table-cell>
          <table:table-cell office:value-type="float" office:value="73.423435" calcext:value-type="float">
            <text:p>73.423435</text:p>
          </table:table-cell>
          <table:table-cell office:value-type="float" office:value="53.259385" calcext:value-type="float">
            <text:p>53.259385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sc|pastis|none|18|0.5|alllinked</text:p>
          </table:table-cell>
          <table:table-cell office:value-type="float" office:value="619.596479" calcext:value-type="float">
            <text:p>619.596479</text:p>
          </table:table-cell>
          <table:table-cell office:value-type="float" office:value="28.425433" calcext:value-type="float">
            <text:p>28.425433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sc|pastis|none|18|0.5|lastallfree</text:p>
          </table:table-cell>
          <table:table-cell office:value-type="float" office:value="73.423435" calcext:value-type="float">
            <text:p>73.423435</text:p>
          </table:table-cell>
          <table:table-cell office:value-type="float" office:value="53.259385" calcext:value-type="float">
            <text:p>53.259385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sc|pastis|none|18|1.0|2groups</text:p>
          </table:table-cell>
          <table:table-cell office:value-type="float" office:value="49.280313" calcext:value-type="float">
            <text:p>49.280313</text:p>
          </table:table-cell>
          <table:table-cell office:value-type="float" office:value="26.11633" calcext:value-type="float">
            <text:p>26.11633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sc|pastis|none|18|1.0|4groups</text:p>
          </table:table-cell>
          <table:table-cell office:value-type="float" office:value="54.312941" calcext:value-type="float">
            <text:p>54.312941</text:p>
          </table:table-cell>
          <table:table-cell office:value-type="float" office:value="26.59844" calcext:value-type="float">
            <text:p>26.59844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sc|pastis|none|18|1.0|allfree</text:p>
          </table:table-cell>
          <table:table-cell office:value-type="float" office:value="66.385128" calcext:value-type="float">
            <text:p>66.385128</text:p>
          </table:table-cell>
          <table:table-cell office:value-type="float" office:value="52.414623" calcext:value-type="float">
            <text:p>52.414623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sc|pastis|none|18|1.0|alllinked</text:p>
          </table:table-cell>
          <table:table-cell office:value-type="float" office:value="45.649036" calcext:value-type="float">
            <text:p>45.649036</text:p>
          </table:table-cell>
          <table:table-cell office:value-type="float" office:value="26.165044" calcext:value-type="float">
            <text:p>26.165044</text:p>
          </table:table-cell>
          <table:table-cell table:number-columns-repeated="2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sc|pastis|none|18|1.0|lastallfree</text:p>
          </table:table-cell>
          <table:table-cell office:value-type="float" office:value="66.385128" calcext:value-type="float">
            <text:p>66.385128</text:p>
          </table:table-cell>
          <table:table-cell office:value-type="float" office:value="52.414623" calcext:value-type="float">
            <text:p>52.414623</text:p>
          </table:table-cell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</table:table-row>
      </table:table>
      <table:table table:name="COV" table:style-name="ta1">
        <table:table-column table:style-name="co14" table:default-cell-style-name="ce2"/>
        <table:table-column table:style-name="co2" table:number-columns-repeated="2" table:default-cell-style-name="ce3"/>
        <table:table-column table:style-name="co6" table:default-cell-style-name="Default"/>
        <table:table-column table:style-name="co15" table:default-cell-style-name="Default"/>
        <table:table-row table:style-name="ro1">
          <table:table-cell office:value-type="string" calcext:value-type="string">
            <text:p>strategy_full</text:p>
          </table:table-cell>
          <table:table-cell table:style-name="ce2" office:value-type="string" calcext:value-type="string">
            <text:p>mean COV</text:p>
          </table:table-cell>
          <table:table-cell table:style-name="ce2" office:value-type="string" calcext:value-type="string">
            <text:p>median COV</text:p>
          </table:table-cell>
          <table:table-cell office:value-type="string" calcext:value-type="string">
            <text:p>mean COV rank</text:p>
          </table:table-cell>
          <table:table-cell office:value-type="string" calcext:value-type="string">
            <text:p>median COV rank</text:p>
          </table:table-cell>
        </table:table-row>
        <table:table-row table:style-name="ro1">
          <table:table-cell office:value-type="string" calcext:value-type="string">
            <text:p>sc|lcmodel|none|1|nan|nan</text:p>
          </table:table-cell>
          <table:table-cell office:value-type="float" office:value="17.87661" calcext:value-type="float">
            <text:p>17.87661</text:p>
          </table:table-cell>
          <table:table-cell office:value-type="float" office:value="11.927941" calcext:value-type="float">
            <text:p>11.92794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c|pastis|none|14|0.5|2groups</text:p>
          </table:table-cell>
          <table:table-cell office:value-type="float" office:value="15.107254" calcext:value-type="float">
            <text:p>15.107254</text:p>
          </table:table-cell>
          <table:table-cell office:value-type="float" office:value="13.255958" calcext:value-type="float">
            <text:p>13.25595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c|pastis|none|14|0.5|4groups</text:p>
          </table:table-cell>
          <table:table-cell office:value-type="float" office:value="19.570064" calcext:value-type="float">
            <text:p>19.570064</text:p>
          </table:table-cell>
          <table:table-cell office:value-type="float" office:value="17.050568" calcext:value-type="float">
            <text:p>17.050568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sc|pastis|none|14|0.5|allfree</text:p>
          </table:table-cell>
          <table:table-cell office:value-type="float" office:value="24.762336" calcext:value-type="float">
            <text:p>24.762336</text:p>
          </table:table-cell>
          <table:table-cell office:value-type="float" office:value="20.80597" calcext:value-type="float">
            <text:p>20.80597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sc|pastis|none|14|0.5|alllinked</text:p>
          </table:table-cell>
          <table:table-cell office:value-type="float" office:value="15.897376" calcext:value-type="float">
            <text:p>15.897376</text:p>
          </table:table-cell>
          <table:table-cell office:value-type="float" office:value="14.011971" calcext:value-type="float">
            <text:p>14.01197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sc|pastis|none|14|0.5|lastallfree</text:p>
          </table:table-cell>
          <table:table-cell office:value-type="float" office:value="24.762336" calcext:value-type="float">
            <text:p>24.762336</text:p>
          </table:table-cell>
          <table:table-cell office:value-type="float" office:value="20.80597" calcext:value-type="float">
            <text:p>20.80597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sc|pastis|none|14|1.0|2groups</text:p>
          </table:table-cell>
          <table:table-cell office:value-type="float" office:value="18.465469" calcext:value-type="float">
            <text:p>18.465469</text:p>
          </table:table-cell>
          <table:table-cell office:value-type="float" office:value="17.821483" calcext:value-type="float">
            <text:p>17.821483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sc|pastis|none|14|1.0|4groups</text:p>
          </table:table-cell>
          <table:table-cell office:value-type="float" office:value="20.806556" calcext:value-type="float">
            <text:p>20.806556</text:p>
          </table:table-cell>
          <table:table-cell office:value-type="float" office:value="18.449703" calcext:value-type="float">
            <text:p>18.449703</text:p>
          </table:table-cell>
          <table:table-cell table:number-columns-repeated="2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sc|pastis|none|14|1.0|allfree</text:p>
          </table:table-cell>
          <table:table-cell office:value-type="float" office:value="28.003775" calcext:value-type="float">
            <text:p>28.003775</text:p>
          </table:table-cell>
          <table:table-cell office:value-type="float" office:value="26.725515" calcext:value-type="float">
            <text:p>26.725515</text:p>
          </table:table-cell>
          <table:table-cell table:number-columns-repeated="2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sc|pastis|none|14|1.0|alllinked</text:p>
          </table:table-cell>
          <table:table-cell office:value-type="float" office:value="16.221494" calcext:value-type="float">
            <text:p>16.221494</text:p>
          </table:table-cell>
          <table:table-cell office:value-type="float" office:value="16.941506" calcext:value-type="float">
            <text:p>16.941506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sc|pastis|none|14|1.0|lastallfree</text:p>
          </table:table-cell>
          <table:table-cell office:value-type="float" office:value="28.003775" calcext:value-type="float">
            <text:p>28.003775</text:p>
          </table:table-cell>
          <table:table-cell office:value-type="float" office:value="26.725515" calcext:value-type="float">
            <text:p>26.725515</text:p>
          </table:table-cell>
          <table:table-cell table:number-columns-repeated="2"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sc|pastis|none|15|0.5|2groups</text:p>
          </table:table-cell>
          <table:table-cell office:value-type="float" office:value="17.560809" calcext:value-type="float">
            <text:p>17.560809</text:p>
          </table:table-cell>
          <table:table-cell office:value-type="float" office:value="10.824322" calcext:value-type="float">
            <text:p>10.82432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c|pastis|none|15|0.5|4groups</text:p>
          </table:table-cell>
          <table:table-cell office:value-type="float" office:value="21.04416" calcext:value-type="float">
            <text:p>21.04416</text:p>
          </table:table-cell>
          <table:table-cell office:value-type="float" office:value="18.162152" calcext:value-type="float">
            <text:p>18.162152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sc|pastis|none|15|0.5|allfree</text:p>
          </table:table-cell>
          <table:table-cell office:value-type="float" office:value="22.634259" calcext:value-type="float">
            <text:p>22.634259</text:p>
          </table:table-cell>
          <table:table-cell office:value-type="float" office:value="22.218719" calcext:value-type="float">
            <text:p>22.218719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sc|pastis|none|15|0.5|alllinked</text:p>
          </table:table-cell>
          <table:table-cell office:value-type="float" office:value="15.334743" calcext:value-type="float">
            <text:p>15.334743</text:p>
          </table:table-cell>
          <table:table-cell office:value-type="float" office:value="13.327862" calcext:value-type="float">
            <text:p>13.32786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c|pastis|none|15|0.5|lastallfree</text:p>
          </table:table-cell>
          <table:table-cell office:value-type="float" office:value="22.634259" calcext:value-type="float">
            <text:p>22.634259</text:p>
          </table:table-cell>
          <table:table-cell office:value-type="float" office:value="22.218719" calcext:value-type="float">
            <text:p>22.218719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sc|pastis|none|15|1.0|2groups</text:p>
          </table:table-cell>
          <table:table-cell office:value-type="float" office:value="21.577312" calcext:value-type="float">
            <text:p>21.577312</text:p>
          </table:table-cell>
          <table:table-cell office:value-type="float" office:value="21.322759" calcext:value-type="float">
            <text:p>21.322759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sc|pastis|none|15|1.0|4groups</text:p>
          </table:table-cell>
          <table:table-cell office:value-type="float" office:value="22.905802" calcext:value-type="float">
            <text:p>22.905802</text:p>
          </table:table-cell>
          <table:table-cell office:value-type="float" office:value="20.680883" calcext:value-type="float">
            <text:p>20.680883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sc|pastis|none|15|1.0|allfree</text:p>
          </table:table-cell>
          <table:table-cell office:value-type="float" office:value="26.373212" calcext:value-type="float">
            <text:p>26.373212</text:p>
          </table:table-cell>
          <table:table-cell office:value-type="float" office:value="25.330718" calcext:value-type="float">
            <text:p>25.330718</text:p>
          </table:table-cell>
          <table:table-cell table:number-columns-repeated="2"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sc|pastis|none|15|1.0|alllinked</text:p>
          </table:table-cell>
          <table:table-cell office:value-type="float" office:value="18.028048" calcext:value-type="float">
            <text:p>18.028048</text:p>
          </table:table-cell>
          <table:table-cell office:value-type="float" office:value="19.014889" calcext:value-type="float">
            <text:p>19.014889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sc|pastis|none|15|1.0|lastallfree</text:p>
          </table:table-cell>
          <table:table-cell office:value-type="float" office:value="26.373212" calcext:value-type="float">
            <text:p>26.373212</text:p>
          </table:table-cell>
          <table:table-cell office:value-type="float" office:value="25.330718" calcext:value-type="float">
            <text:p>25.330718</text:p>
          </table:table-cell>
          <table:table-cell table:number-columns-repeated="2"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sc|pastis|none|18|0.5|2groups</text:p>
          </table:table-cell>
          <table:table-cell office:value-type="float" office:value="16.985939" calcext:value-type="float">
            <text:p>16.985939</text:p>
          </table:table-cell>
          <table:table-cell office:value-type="float" office:value="10.680331" calcext:value-type="float">
            <text:p>10.68033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c|pastis|none|18|0.5|4groups</text:p>
          </table:table-cell>
          <table:table-cell office:value-type="float" office:value="14.7011" calcext:value-type="float">
            <text:p>14.7011</text:p>
          </table:table-cell>
          <table:table-cell office:value-type="float" office:value="15.839796" calcext:value-type="float">
            <text:p>15.839796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c|pastis|none|18|0.5|allfree</text:p>
          </table:table-cell>
          <table:table-cell office:value-type="float" office:value="22.774212" calcext:value-type="float">
            <text:p>22.774212</text:p>
          </table:table-cell>
          <table:table-cell office:value-type="float" office:value="19.346651" calcext:value-type="float">
            <text:p>19.346651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sc|pastis|none|18|0.5|alllinked</text:p>
          </table:table-cell>
          <table:table-cell office:value-type="float" office:value="16.030527" calcext:value-type="float">
            <text:p>16.030527</text:p>
          </table:table-cell>
          <table:table-cell office:value-type="float" office:value="10.464504" calcext:value-type="float">
            <text:p>10.46450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|pastis|none|18|0.5|lastallfree</text:p>
          </table:table-cell>
          <table:table-cell office:value-type="float" office:value="22.774212" calcext:value-type="float">
            <text:p>22.774212</text:p>
          </table:table-cell>
          <table:table-cell office:value-type="float" office:value="19.346651" calcext:value-type="float">
            <text:p>19.346651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sc|pastis|none|18|1.0|2groups</text:p>
          </table:table-cell>
          <table:table-cell office:value-type="float" office:value="19.042334" calcext:value-type="float">
            <text:p>19.042334</text:p>
          </table:table-cell>
          <table:table-cell office:value-type="float" office:value="12.578528" calcext:value-type="float">
            <text:p>12.578528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c|pastis|none|18|1.0|4groups</text:p>
          </table:table-cell>
          <table:table-cell office:value-type="float" office:value="17.580341" calcext:value-type="float">
            <text:p>17.580341</text:p>
          </table:table-cell>
          <table:table-cell office:value-type="float" office:value="16.807824" calcext:value-type="float">
            <text:p>16.807824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sc|pastis|none|18|1.0|allfree</text:p>
          </table:table-cell>
          <table:table-cell office:value-type="float" office:value="26.142185" calcext:value-type="float">
            <text:p>26.142185</text:p>
          </table:table-cell>
          <table:table-cell office:value-type="float" office:value="22.435848" calcext:value-type="float">
            <text:p>22.435848</text:p>
          </table:table-cell>
          <table:table-cell table:number-columns-repeated="2"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sc|pastis|none|18|1.0|alllinked</text:p>
          </table:table-cell>
          <table:table-cell office:value-type="float" office:value="18.230557" calcext:value-type="float">
            <text:p>18.230557</text:p>
          </table:table-cell>
          <table:table-cell office:value-type="float" office:value="13.966185" calcext:value-type="float">
            <text:p>13.966185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c|pastis|none|18|1.0|lastallfree</text:p>
          </table:table-cell>
          <table:table-cell office:value-type="float" office:value="26.142185" calcext:value-type="float">
            <text:p>26.142185</text:p>
          </table:table-cell>
          <table:table-cell office:value-type="float" office:value="22.435848" calcext:value-type="float">
            <text:p>22.435848</text:p>
          </table:table-cell>
          <table:table-cell table:number-columns-repeated="2" office:value-type="float" office:value="27" calcext:value-type="float">
            <text:p>27</text:p>
          </table:table-cell>
        </table:table-row>
      </table:table>
      <table:named-expressions/>
      <table:database-ranges>
        <table:database-range table:name="__Anonymous_Sheet_DB__0" table:target-range-address="SD.A1:SD.L32">
          <table:sort>
            <table:sort-by table:field-number="11" table:data-type="automatic"/>
          </table:sort>
        </table:database-range>
        <table:database-range table:name="__Anonymous_Sheet_DB__1" table:target-range-address="CRB.A1:CRB.E32">
          <table:sort>
            <table:sort-by table:field-number="0" table:data-type="automatic"/>
          </table:sort>
        </table:database-range>
        <table:database-range table:name="__Anonymous_Sheet_DB__2" table:target-range-address="COV.A1:COV.E32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7-22">00/00/0000</text:date>, <text:time style:data-style-name="N2" text:time-value="18:50:47.33006317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angi Roussel</meta:initial-creator>
    <meta:creation-date>2021-07-22T11:53:48.925383946</meta:creation-date>
    <dc:date>2021-07-22T19:22:11.998210882</dc:date>
    <dc:creator>Tangi Roussel</dc:creator>
    <meta:editing-duration>PT44M42S</meta:editing-duration>
    <meta:editing-cycles>8</meta:editing-cycles>
    <meta:generator>LibreOffice/5.1.6.2$Linux_X86_64 LibreOffice_project/10m0$Build-2</meta:generator>
    <meta:document-statistic meta:table-count="3" meta:cell-count="704" meta:object-count="0"/>
  </office:meta>
</office:document-meta>
</file>